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Y</text:p>
          </table:table-cell>
          <table:table-cell/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.16" calcext:value-type="float">
            <text:p>58.1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6.25" calcext:value-type="float">
            <text:p>56.2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.56" calcext:value-type="float">
            <text:p>54.56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3.48" calcext:value-type="float">
            <text:p>53.4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.82" calcext:value-type="float">
            <text:p>51.8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7.48" calcext:value-type="float">
            <text:p>47.4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9.33" calcext:value-type="float">
            <text:p>49.3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1.23" calcext:value-type="float">
            <text:p>41.2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6.16" calcext:value-type="float">
            <text:p>46.1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3.04" calcext:value-type="float">
            <text:p>33.0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.02" calcext:value-type="float">
            <text:p>42.0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6.94" calcext:value-type="float">
            <text:p>26.94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1"/>
          <table:table-cell/>
          <table:table-cell table:style-name="ce1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13:50:07.981244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2:19:37.665512135</meta:creation-date>
    <meta:generator>LibreOffice/5.1.2.2$Linux_X86_64 LibreOffice_project/10m0$Build-2</meta:generator>
    <dc:date>2016-05-29T13:54:16.146602580</dc:date>
    <meta:editing-duration>PT4M46S</meta:editing-duration>
    <meta:editing-cycles>3</meta:editing-cycles>
    <meta:document-statistic meta:table-count="1" meta:cell-count="26" meta:object-count="0"/>
  </office:meta>
</office:document-meta>
</file>